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1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36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8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39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1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2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>
      <style:text-properties officeooo:paragraph-rsid="04f68805"/>
    </style:style>
    <style:style style:name="P45" style:family="paragraph" style:parent-style-name="Standard">
      <style:text-properties officeooo:paragraph-rsid="0bad8f69"/>
    </style:style>
    <style:style style:name="P46" style:family="paragraph" style:parent-style-name="Standard">
      <style:text-properties officeooo:paragraph-rsid="0a0f7b62"/>
    </style:style>
    <style:style style:name="P4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text-properties officeooo:rsid="0dde9a1c" officeooo:paragraph-rsid="0dde9a1c"/>
    </style:style>
    <style:style style:name="P50" style:family="paragraph" style:parent-style-name="Standard">
      <style:text-properties officeooo:rsid="0dde9a1c" officeooo:paragraph-rsid="0f28fb61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Footnote">
      <style:text-properties officeooo:rsid="043ccc66" officeooo:paragraph-rsid="0dca2508"/>
    </style:style>
    <style:style style:name="P54" style:family="paragraph" style:parent-style-name="Footnote">
      <style:text-properties officeooo:rsid="043ccc66" officeooo:paragraph-rsid="0e5afad8"/>
    </style:style>
    <style:style style:name="P55" style:family="paragraph" style:parent-style-name="Standard">
      <style:paragraph-properties fo:text-align="center" style:justify-single-word="false"/>
      <style:text-properties officeooo:paragraph-rsid="0cc50ec9"/>
    </style:style>
    <style:style style:name="P56" style:family="paragraph" style:parent-style-name="Standard">
      <style:paragraph-properties fo:text-align="center" style:justify-single-word="false"/>
      <style:text-properties officeooo:paragraph-rsid="0f5f1cf7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cc5fe5b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d804757"/>
    </style:style>
    <style:style style:name="P63" style:family="paragraph" style:parent-style-name="Standard">
      <style:paragraph-properties fo:text-align="center" style:justify-single-word="false"/>
      <style:text-properties officeooo:paragraph-rsid="0dce9327"/>
    </style:style>
    <style:style style:name="P64" style:family="paragraph" style:parent-style-name="Standard">
      <style:paragraph-properties fo:text-align="center" style:justify-single-word="false"/>
      <style:text-properties officeooo:paragraph-rsid="103fc298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text-properties officeooo:paragraph-rsid="0cb27039"/>
    </style:style>
    <style:style style:name="P67" style:family="paragraph" style:parent-style-name="Footnote">
      <style:text-properties officeooo:paragraph-rsid="0f92b562"/>
    </style:style>
    <style:style style:name="P68" style:family="paragraph" style:parent-style-name="Standard">
      <style:text-properties officeooo:paragraph-rsid="0f9ce6c3"/>
    </style:style>
    <style:style style:name="P69" style:family="paragraph" style:parent-style-name="Standard">
      <style:text-properties officeooo:paragraph-rsid="0f9ee08e"/>
    </style:style>
    <style:style style:name="P70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1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2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3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74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75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76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77" style:family="paragraph" style:parent-style-name="Footnote">
      <style:text-properties officeooo:paragraph-rsid="0fda15e0"/>
    </style:style>
    <style:style style:name="P78" style:family="paragraph" style:parent-style-name="Standard">
      <style:text-properties officeooo:paragraph-rsid="0fe106d1"/>
    </style:style>
    <style:style style:name="P79" style:family="paragraph" style:parent-style-name="Footnote">
      <style:text-properties officeooo:paragraph-rsid="102c1a0f"/>
    </style:style>
    <style:style style:name="P80" style:family="paragraph" style:parent-style-name="Standard">
      <style:text-properties officeooo:paragraph-rsid="1044b2e0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44eaf6"/>
    </style:style>
    <style:style style:name="P82" style:family="paragraph" style:parent-style-name="Footnote">
      <style:text-properties officeooo:paragraph-rsid="1020b286"/>
    </style:style>
    <style:style style:name="P83" style:family="paragraph" style:parent-style-name="Standard">
      <style:text-properties officeooo:paragraph-rsid="104d50c8"/>
    </style:style>
    <style:style style:name="P84" style:family="paragraph" style:parent-style-name="Standard">
      <style:text-properties officeooo:paragraph-rsid="105130c2"/>
    </style:style>
    <style:style style:name="P8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7" style:family="paragraph" style:parent-style-name="Standard" style:list-style-name="L1">
      <style:paragraph-properties fo:break-before="page"/>
      <style:text-properties officeooo:paragraph-rsid="0b0ddd8e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9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20b28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weight="bold" officeooo:rsid="102d8f8b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0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0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0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8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2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a40dc3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20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2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30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36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37" style:family="text">
      <style:text-properties style:use-window-font-color="true" loext:opacity="0%" style:font-name="Liberation Sans" officeooo:rsid="047da547"/>
    </style:style>
    <style:style style:name="T238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1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42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69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0" style:family="text">
      <style:text-properties style:use-window-font-color="true" loext:opacity="0%" style:font-name="Liberation Sans" fo:font-size="12pt" style:font-size-asian="12pt" style:font-size-complex="12pt"/>
    </style:style>
    <style:style style:name="T271" style:family="text">
      <style:text-properties style:use-window-font-color="true" loext:opacity="0%" style:font-name="Liberation Sans" officeooo:rsid="0efd8e5c"/>
    </style:style>
    <style:style style:name="T272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73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officeooo:rsid="04473353"/>
    </style:style>
    <style:style style:name="T27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20b28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officeooo:rsid="0aace3cd"/>
    </style:style>
    <style:style style:name="T27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8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9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0" style:family="text">
      <style:text-properties officeooo:rsid="0f0ca65a"/>
    </style:style>
    <style:style style:name="T301" style:family="text">
      <style:text-properties officeooo:rsid="0f8f58bd"/>
    </style:style>
    <style:style style:name="T302" style:family="text">
      <style:text-properties officeooo:rsid="0f95a7a0"/>
    </style:style>
    <style:style style:name="T303" style:family="text">
      <style:text-properties style:text-underline-style="none"/>
    </style:style>
    <style:style style:name="T304" style:family="text">
      <style:text-properties style:font-name="Liberation Mono" fo:font-size="8pt" style:font-size-asian="8pt" style:font-size-complex="8pt" loext:padding="0.049cm" loext:border="0.31pt solid #000000"/>
    </style:style>
    <style:style style:name="T30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85"><text:span text:style-name="Strong_20_Emphasis"><text:span text:style-name="T171">C</text:span></text:span><text:span text:style-name="Strong_20_Emphasis"><text:span text:style-name="T170">hecklist voor </text:span></text:span><text:span text:style-name="Strong_20_Emphasis"><text:span text:style-name="T172">de installatie</text:span></text:span><text:span text:style-name="Strong_20_Emphasis"><text:span text:style-name="T170"> van </text:span></text:span><text:span text:style-name="Strong_20_Emphasis"><text:span text:style-name="T170"><text:user-field-get text:name="Distro">Ubuntu</text:user-field-get></text:span></text:span><text:span text:style-name="Strong_20_Emphasis"><text:span text:style-name="T170"><text:s/></text:span></text:span><text:span text:style-name="Strong_20_Emphasis"><text:span text:style-name="T176"><text:user-field-get text:name="Version">24.04</text:user-field-get></text:span></text:span><text:span text:style-name="Strong_20_Emphasis"><text:span text:style-name="T174"><text:note text:id="ftn1" text:note-class="footnote"><text:note-citation>1</text:note-citation><text:note-body><text:p text:style-name="P79"><text:span text:style-name="T287">D</text:span><text:span text:style-name="T278">eze </text:span><text:span text:style-name="Strong_20_Emphasis"><text:span text:style-name="T289"><text:user-field-get text:name="Distro">Ubuntu</text:user-field-get></text:span></text:span><text:span text:style-name="T280"><text:s/></text:span><text:span text:style-name="T290"><text:user-field-get text:name="Version">24.04</text:user-field-get></text:span><text:span text:style-name="T290"><text:s/>Desktop</text:span><text:span text:style-name="T278"> (codenaam </text:span><text:span text:style-name="T286">noble</text:span><text:span text:style-name="T278">) van april</text:span><text:span text:style-name="T281"> </text:span><text:span text:style-name="Strong_20_Emphasis"><text:span text:style-name="T291"><text:user-field-get text:name="Releaseyear">2024</text:user-field-get></text:span></text:span><text:span text:style-name="T282"><text:s/></text:span><text:span text:style-name="T287">is een zogenaamde </text:span><text:span text:style-name="T278">LTS-</text:span><text:span text:style-name="T287">versie</text:span><text:span text:style-name="T278"> </text:span><text:span text:style-name="T287">(</text:span><text:span text:style-name="T278">staat voor Long-Term Support, </text:span><text:span text:style-name="T279">langetermijnondersteuning</text:span><text:span text:style-name="T287">)</text:span><text:span text:style-name="T279"> </text:span><text:span text:style-name="T288">en</text:span><text:span text:style-name="T282"> </text:span><text:span text:style-name="T278">wordt gedurende 5 jaar ondersteund tot april 202</text:span><text:span text:style-name="T286">9</text:span><text:span text:style-name="T278">, en met een </text:span><text:span text:style-name="T285">gratis persoonlijk </text:span><text:span text:style-name="T278">Ubuntu </text:span><text:span text:style-name="T283">P</text:span><text:span text:style-name="T278">ro-abonnement gedurende 1</text:span><text:span text:style-name="T284">0</text:span><text:span text:style-name="T278"> jaar tot april 203</text:span><text:span text:style-name="T286">4</text:span><text:span text:style-name="T278">.</text:span></text:p></text:note-body></text:note></text:span></text:span><text:span text:style-name="Strong_20_Emphasis"><text:span text:style-name="T175"><text:s/></text:span></text:span><text:span text:style-name="Strong_20_Emphasis"><text:span text:style-name="T177">Desktop</text:span></text:span><text:span text:style-name="Strong_20_Emphasis"><text:span text:style-name="T173">.</text:span></text:span></text:p>
      <text:p text:style-name="P12"/>
      <text:p text:style-name="P12">Dit is een invulbare PDF, afdrukken is niet noodzakelijk.</text:p>
      <text:p text:style-name="P13"/>
      <text:p text:style-name="P9"><text:span text:style-name="T19">Vul </text:span><text:span text:style-name="T18">achter</text:span><text:span text:style-name="T15"> de </text:span><text:span text:style-name="Definition"><text:span text:style-name="T300">ONDERSTREEPTE</text:span></text:span><text:span text:style-name="T1"> </text:span><text:span text:style-name="T16">woorden</text:span><text:span text:style-name="T15"> het</text:span><text:span text:style-name="Strong_20_Emphasis"><text:span text:style-name="T219"> </text:span></text:span><text:span text:style-name="Strong_20_Emphasis"><text:span text:style-name="T220">tekstvak</text:span></text:span><text:span text:style-name="T16"> </text:span><text:span text:style-name="T19">in,</text:span><text:span text:style-name="T16"> </text:span><text:span text:style-name="T237">zie </text:span><text:span text:style-name="T271">[</text:span><text:span text:style-name="T237">toelichting</text:span><text:span text:style-name="T271">]</text:span><text:span text:style-name="T16">:</text:span></text:p>
      <text:p text:style-name="P2"><text:span text:style-name="Definition"><text:span text:style-name="T23">GEBRUIKER</text:span></text:span><text:span text:style-name="T245"><text:tab/><text:tab/></text:span><text:span text:style-name="T270"> <text:tab/><text:tab/></text:span><text:span text:style-name="T246"><draw:control text:anchor-type="as-char" svg:y="-0.4cm" draw:z-index="12" draw:name="Gebruiker 2" draw:style-name="gr2" draw:text-style-name="P93" svg:width="6.4cm" svg:height="0.6cm" draw:control="control11"><svg:title>Gebruiker</svg:title><svg:desc>Volledige naam, bijv. Jan Stek</svg:desc></draw:control></text:span><text:span text:style-name="T246"><text:tab/> <text:s text:c="2"/></text:span><text:span text:style-name="T247">[</text:span><text:span text:style-name="T248">N</text:span><text:span text:style-name="T240">aam, bijv. </text:span><text:span text:style-name="T241">J</text:span><text:span text:style-name="T268">a</text:span><text:span text:style-name="T241">n </text:span><text:span text:style-name="T268">Jansen</text:span><text:span text:style-name="T269">]</text:span></text:p>
      <text:p text:style-name="P78"><text:span text:style-name="Definition"><text:span text:style-name="T239">g</text:span></text:span><text:span text:style-name="Definition">ebruikersnaam</text:span><text:span text:style-name="Definition"><text:span text:style-name="T303"><text:tab/></text:span></text:span><text:span text:style-name="T238"><draw:control text:anchor-type="as-char" svg:y="-0.4cm" draw:z-index="13" draw:name="Gberuikersnaam 3" draw:style-name="gr2" draw:text-style-name="P93" svg:width="6.4cm" svg:height="0.6cm" draw:control="control12"><svg:title>Gebruikersnaam</svg:title><svg:desc>Korte naam, bijv. jan</svg:desc></draw:control></text:span><text:span text:style-name="T238"><text:tab/> <text:s text:c="2"/></text:span><text:span text:style-name="T7">[</text:span><text:span text:style-name="T8">Gebruikers</text:span><text:span text:style-name="T6">naam, bijv. </text:span><text:span text:style-name="T183">j</text:span><text:span text:style-name="T184">a</text:span><text:span text:style-name="T183">n</text:span><text:span text:style-name="T185">]</text:span></text:p>
      <text:p text:style-name="P2"><text:span text:style-name="Definition">COMPUTERNAAM</text:span><text:span text:style-name="T250"><text:tab/><text:tab/></text:span><draw:control text:anchor-type="as-char" svg:y="-0.4cm" draw:z-index="14" draw:name="Computernaam 1" draw:style-name="gr2" draw:text-style-name="P93" svg:width="6.4cm" svg:height="0.6cm" draw:control="control13"><svg:title>Computernaam</svg:title><svg:desc>Unieke naam van de computer</svg:desc></draw:control><text:tab/> <text:s text:c="2"/><text:span text:style-name="T255">[</text:span><text:span text:style-name="T256">N</text:span><text:span text:style-name="T251">aam van de compute</text:span><text:span text:style-name="T252">r, </text:span><text:span text:style-name="T253">bijv. </text:span><text:span text:style-name="T254">pc02</text:span><text:span text:style-name="T255">]</text:span></text:p>
      <text:p text:style-name="P2"><text:span text:style-name="Definition"><text:span text:style-name="T258">GEBRUIKER</text:span></text:span><text:span text:style-name="Definition"><text:span text:style-name="T262"><text:tab/></text:span></text:span><text:span text:style-name="T257"><text:tab/></text:span><text:span text:style-name="T270"> <text:tab/><text:tab/></text:span><text:span text:style-name="T246"><draw:control text:anchor-type="as-char" svg:y="-0.4cm" draw:z-index="15" draw:name="Gebruiker 3" draw:style-name="gr2" draw:text-style-name="P93" svg:width="6.4cm" svg:height="0.6cm" draw:control="control14"><svg:title>Gebruiker</svg:title><svg:desc>Volledige naam, bijv. Jan Stek</svg:desc></draw:control></text:span><text:span text:style-name="T246"><text:tab/> <text:s text:c="2"/></text:span><text:span text:style-name="T247">[</text:span><text:span text:style-name="T249">N</text:span><text:span text:style-name="T240">aam </text:span><text:span text:style-name="T244">evt. 2</text:span><text:span text:style-name="T272">e</text:span><text:span text:style-name="T242"> gebruiker</text:span><text:span text:style-name="T243">]</text:span></text:p>
      <text:p text:style-name="P84"><text:span text:style-name="Definition"><text:span text:style-name="T258">GEBRUIKERSN</text:span></text:span><text:span text:style-name="Definition"><text:span text:style-name="T259">aa</text:span></text:span><text:span text:style-name="Definition"><text:span text:style-name="T258">M</text:span></text:span><text:span text:style-name="Definition"><text:span text:style-name="T262"><text:tab/></text:span></text:span><text:span text:style-name="T238"><draw:control text:anchor-type="as-char" svg:y="-0.4cm" draw:z-index="16" draw:name="Gberuikersnaam 4" draw:style-name="gr2" draw:text-style-name="P93" svg:width="6.4cm" svg:height="0.6cm" draw:control="control15"><svg:title>Gebruikersnaam</svg:title><svg:desc>Korte naam, bijv. jan</svg:desc></draw:control></text:span><text:span text:style-name="T238"><text:tab/> <text:s text:c="2"/></text:span><text:span text:style-name="T260">[</text:span><text:span text:style-name="T261">Gebruikers</text:span><text:span text:style-name="T260">naam</text:span><text:span text:style-name="T263"> </text:span><text:span text:style-name="T264">e</text:span><text:span text:style-name="T265">vt. 2</text:span><text:span text:style-name="T273">e</text:span><text:span text:style-name="T265"> </text:span><text:span text:style-name="T266">gebruiker</text:span><text:span text:style-name="T267">]</text:span></text:p>
      <text:p text:style-name="P1"><text:span text:style-name="T186">Vervang </text:span><text:span text:style-name="T193">de</text:span><text:span text:style-name="T186"> </text:span><text:span text:style-name="Definition"><text:span text:style-name="T24">ONDERSTREEPTE</text:span></text:span><text:span text:style-name="T186"> </text:span><text:span text:style-name="T187">woorden </text:span><text:span text:style-name="T186">in deze checklist door </text:span><text:span text:style-name="T193">d</text:span><text:span text:style-name="T194">i</text:span><text:span text:style-name="T193">e </text:span><text:span text:style-name="T192">in </text:span><text:span text:style-name="T194">het</text:span><text:span text:style-name="Strong_20_Emphasis"><text:span text:style-name="T62"> </text:span></text:span><text:span text:style-name="Strong_20_Emphasis"><text:span text:style-name="T81">tekstvak</text:span></text:span><text:span text:style-name="T186">.</text:span></text:p>
      <text:p text:style-name="P40"/>
      <text:p text:style-name="P40"/>
      <text:p text:style-name="P3"><text:span text:style-name="T197">Nog niet op Linux?</text:span><text:span text:style-name="T188"><text:tab/></text:span><text:span text:style-name="T195">G</text:span><text:span text:style-name="T189">ebruik </text:span><text:span text:style-name="Strong_20_Emphasis"><text:span text:style-name="T198">Checklist </text:span></text:span><text:span text:style-name="Strong_20_Emphasis"><text:span text:style-name="T199">overzetten</text:span></text:span><text:span text:style-name="T189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0"> onder </text:span><text:span text:style-name="T196">Linux</text:span><text:span text:style-name="T191">.</text:span></text:p>
      <text:p text:style-name="P39"><text:span text:style-name="T160">Nieuwe installatie?</text:span><text:span text:style-name="T157"><text:tab/></text:span><text:span text:style-name="T159">B</text:span><text:span text:style-name="T157">egin bij hoofdstuk </text:span><text:span text:style-name="T160"><text:bookmark-ref text:reference-format="page" text:ref-name="__RefNumPara__4009_1271708128">2</text:bookmark-ref></text:span><text:span text:style-name="T157"><text:s text:c="2"/></text:span><text:span text:style-name="T161"><text:bookmark-ref text:reference-format="text" text:ref-name="__RefNumPara__4009_1271708128">Installatie uitvoeren</text:bookmark-ref></text:span><text:span text:style-name="T158">.</text:span></text:p>
      <text:p text:style-name="P22"/>
      <text:p text:style-name="P22"/>
      <text:list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5" draw:name="Vorm3_0" draw:style-name="gr1" draw:text-style-name="P9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83"><draw:control text:anchor-type="as-char" draw:z-index="8" draw:name="Vorm3_ 2" draw:style-name="gr1" draw:text-style-name="P9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47"><text:span text:style-name="Strong_20_Emphasis"><text:span text:style-name="T48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116">E</text:span></text:span><text:span text:style-name="User_20_Entry"><text:span text:style-name="T131">v</text:span></text:span><text:span text:style-name="User_20_Entry"><text:span text:style-name="T132">en</text:span></text:span><text:span text:style-name="User_20_Entry"><text:span text:style-name="T134">t</text:span></text:span><text:span text:style-name="User_20_Entry"><text:span text:style-name="T135">uele </text:span></text:span><text:span text:style-name="User_20_Entry"><text:span text:style-name="T136">extra </text:span></text:span><text:span text:style-name="Definition"><text:span text:style-name="T298">gebruiker</text:span></text:span><text:span text:style-name="User_20_Entry"><text:span text:style-name="T127">s</text:span></text:span><text:span text:style-name="User_20_Entry"><text:span text:style-name="T136"> aanmelden </text:span></text:span><text:span text:style-name="User_20_Entry"><text:span text:style-name="T137">en dezelfde stappen uitvoeren</text:span></text:span><text:span text:style-name="User_20_Entry"><text:span text:style-name="T133">.</text:span></text:span></text:p></text:note-body></text:note></text:span></text:span><text:span text:style-name="Strong_20_Emphasis"><text:span text:style-name="T49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5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7" draw:name="Vorm4" draw:style-name="gr1" draw:text-style-name="P9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D3" office:value-type="string">
            <text:p text:style-name="P71"><text:span text:style-name="Strong_20_Emphasis"><text:span text:style-name="T77">D</text:span></text:span><text:span text:style-name="Strong_20_Emphasis"><text:span text:style-name="T62">ruk op de </text:span></text:span><text:span text:style-name="Strong_20_Emphasis"><text:span text:style-name="T152">Super</text:span></text:span><text:span text:style-name="Strong_20_Emphasis"><text:span text:style-name="T62">-toets</text:span></text:span><text:span text:style-name="Strong_20_Emphasis"><text:span text:style-name="T42"><text:note text:id="ftn3" text:note-class="footnote"><text:note-citation>3</text:note-citation><text:note-body><text:p text:style-name="P70"><text:span text:style-name="T156">D</text:span>e <text:span text:style-name="T304">Super</text:span>-toets <text:span text:style-name="T209">is de Windows-toets, Command-toets </text:span><text:span text:style-name="T210">(Apple)</text:span><text:span text:style-name="T209">, of Vergrootglas-toets </text:span><text:span text:style-name="T210">(Chromebook)</text:span><text:span text:style-name="T209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0"/></text:span></text:p>
          </table:table-cell>
          <table:table-cell table:style-name="_31_._5f_Installatie_5f_voorbereiden.D4" office:value-type="string">
            <text:p text:style-name="P72"><text:span text:style-name="T3">Typ</text:span><text:span text:style-name="Strong_20_Emphasis"><text:span text:style-name="T52"> de</text:span></text:span><text:span text:style-name="Strong_20_Emphasis"><text:span text:style-name="T53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5" office:value-type="string">
            <text:p text:style-name="P80"><text:span text:style-name="User_20_Entry"><text:span text:style-name="T26">wget karelzimmer.nl/</text:span></text:span><text:span text:style-name="User_20_Entry"><text:span text:style-name="T155">getkz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6" office:value-type="string">
            <text:p text:style-name="P80"><text:span text:style-name="User_20_Entry"><text:span text:style-name="T26">bash </text:span></text:span><text:span text:style-name="User_20_Entry"><text:span text:style-name="T155">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49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8" office:value-type="string">
            <text:p text:style-name="P26"/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8" draw:name="Vorm 3" draw:style-name="gr1" draw:text-style-name="P9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5"><draw:control text:anchor-type="as-char" draw:z-index="19" draw:name="Vorm 4" draw:style-name="gr1" draw:text-style-name="P92" svg:width="0.35cm" svg:height="0.35cm" draw:control="control18"/></text:span></text:span></text:p>
          </table:table-cell>
          <table:table-cell table:style-name="_31_._5f_Installatie_5f_voorbereiden.D9" office:value-type="string">
            <text:p text:style-name="P73"><text:span text:style-name="Strong_20_Emphasis"><text:span text:style-name="T77">D</text:span></text:span><text:span text:style-name="Strong_20_Emphasis"><text:span text:style-name="T58">ruk </text:span></text:span><text:span text:style-name="Strong_20_Emphasis"><text:span text:style-name="T59">op de </text:span></text:span><text:span text:style-name="Strong_20_Emphasis"><text:span text:style-name="T152">Super</text:span></text:span><text:span text:style-name="Strong_20_Emphasis"><text:span text:style-name="T59">-toets</text:span></text:span><text:span text:style-name="Strong_20_Emphasis"><text:span text:style-name="T43"><text:note-ref text:note-class="footnote" text:reference-format="text" text:ref-name="ftn3">3</text:note-ref></text:span></text:span><text:span text:style-name="Strong_20_Emphasis"><text:span text:style-name="T57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</text:span></text:span><text:span text:style-name="Strong_20_Emphasis"><text:span text:style-name="T86">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0"/></text:span></text:p>
          </table:table-cell>
          <table:table-cell table:style-name="_31_._5f_Installatie_5f_voorbereiden.D10" office:value-type="string">
            <text:p text:style-name="P68"><text:span text:style-name="Strong_20_Emphasis"><text:span text:style-name="T80">Selecteer</text:span></text:span><text:span text:style-name="Strong_20_Emphasis"><text:span text:style-name="T56"> </text:span></text:span><text:span text:style-name="Strong_20_Emphasis"><text:span text:style-name="T106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6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1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87"><text:bookmark-start text:name="__RefNumPara__4009_1271708128"/><text:span text:style-name="Strong_20_Emphasis"><text:span text:style-name="T200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B1" office:value-type="string">
            <text:p text:style-name="P55"><text:span text:style-name="Strong_20_Emphasis"><text:span text:style-name="T85"><draw:control text:anchor-type="as-char" draw:z-index="2" draw:name="Vorm9" draw:style-name="gr1" draw:text-style-name="P9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83"><text:span text:style-name="T203">Start de computer op vanaf</text:span><text:span text:style-name="T203"><text:note text:id="ftn4" text:note-class="footnote"><text:note-citation>1</text:note-citation><text:note-body><text:p text:style-name="P77"><text:span text:style-name="T141">B</text:span><text:span text:style-name="T142">ootmenu/</text:span><text:span text:style-name="T141">S</text:span><text:span text:style-name="T142">etup</text:span><text:span text:style-name="T140"> via </text:span><text:span text:style-name="T138">é</text:span><text:span text:style-name="T139">é</text:span><text:span text:style-name="T141">n van de </text:span><text:span text:style-name="Definition"><text:span text:style-name="T143">Veelgebruikte toetsen:</text:span></text:span><text:span text:style-name="Definition"><text:span text:style-name="T144"> </text:span></text:span><text:span text:style-name="User_20_Entry"><text:span text:style-name="T154">Esc</text:span></text:span><text:span text:style-name="User_20_Entry"><text:span text:style-name="T147">,</text:span></text:span><text:span text:style-name="Definition"><text:span text:style-name="T144"> </text:span></text:span><text:span text:style-name="User_20_Entry"><text:span text:style-name="T154">Delete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2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9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0</text:span></text:span><text:span text:style-name="User_20_Entry"><text:span text:style-name="T148">,</text:span></text:span><text:span text:style-name="Definition"><text:span text:style-name="T144"> </text:span></text:span><text:span text:style-name="User_20_Entry"><text:span text:style-name="T154">F11</text:span></text:span><text:span text:style-name="User_20_Entry"><text:span text:style-name="T148">,</text:span></text:span><text:span text:style-name="Definition"><text:span text:style-name="T144"> </text:span></text:span><text:span text:style-name="Definition"><text:span text:style-name="T145">o</text:span></text:span><text:span text:style-name="Definition"><text:span text:style-name="T146">f</text:span></text:span><text:span text:style-name="Definition"><text:span text:style-name="T144"> </text:span></text:span><text:span text:style-name="User_20_Entry"><text:span text:style-name="T154">F12</text:span></text:span><text:span text:style-name="User_20_Entry"><text:span text:style-name="T148">.</text:span></text:span></text:p></text:note-body></text:note></text:span><text:span text:style-name="T203"> </text:span><text:span text:style-name="T207">een </text:span><text:span text:style-name="Strong_20_Emphasis"><text:span text:style-name="T180"><text:user-field-get text:name="Distro">Ubuntu</text:user-field-get></text:span></text:span><text:span text:style-name="T202"><text:s/></text:span><text:span text:style-name="T181"><text:user-field-get text:name="Version">24.04</text:user-field-get></text:span><text:span text:style-name="T181"><text:s/></text:span><text:span text:style-name="Strong_20_Emphasis"><text:span text:style-name="T182">Desktop</text:span></text:span><text:span text:style-name="Strong_20_Emphasis"><text:span text:style-name="T109"> </text:span></text:span><text:span text:style-name="Strong_20_Emphasis"><text:span text:style-name="T110">L</text:span></text:span><text:span text:style-name="T111">ive</text:span><text:span text:style-name="T111"><text:note text:id="ftn5" text:note-class="footnote"><text:note-citation>2</text:note-citation><text:note-body><text:p text:style-name="P67"><text:span text:style-name="T274">Vanaf ee</text:span>n <text:span text:style-name="T302">L</text:span>ive <text:span text:style-name="T301">USB</text:span><text:span text:style-name="T277">-stick</text:span><text:span text:style-name="T21"> </text:span>kunt <text:span text:style-name="T274">u opstarten en</text:span> <text:span text:style-name="T17">met </text:span>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werken zonder enige bestanden op de harde schijf te wijzigen en maakt ook installatie van <text:span text:style-name="Strong_20_Emphasis"><text:span text:style-name="T211"><text:user-field-get text:name="Distro">Ubuntu</text:user-field-get></text:span></text:span><text:span text:style-name="Strong_20_Emphasis"><text:span text:style-name="T211"><text:s/></text:span></text:span>mogelijk.</text:p></text:note-body></text:note></text:span><text:span text:style-name="T111"> </text:span><text:span text:style-name="T114">USB</text:span><text:span text:style-name="T112">-stick</text:span><text:span text:style-name="T112"><text:note text:id="ftn6" text:note-class="footnote"><text:note-citation>3</text:note-citation><text:note-body><text:p text:style-name="P82"><text:span text:style-name="Strong_20_Emphasis"><text:span text:style-name="T126">Maak een opstartbare USB-stick</text:span></text:span><text:span text:style-name="Strong_20_Emphasis"><text:span text:style-name="T122">:<text:line-break/></text:span></text:span><text:span text:style-name="Strong_20_Emphasis"><text:span text:style-name="T117">Download </text:span></text:span><text:span text:style-name="Strong_20_Emphasis"><text:span text:style-name="T118">een </text:span></text:span><text:span text:style-name="Strong_20_Emphasis"><text:span text:style-name="T128"><text:user-field-get text:name="Distro">Ubuntu</text:user-field-get></text:span></text:span><text:span text:style-name="Strong_20_Emphasis"><text:span text:style-name="T128"><text:s/>Desktop </text:span></text:span><text:span text:style-name="Strong_20_Emphasis"><text:span text:style-name="T128"><text:user-field-get text:name="Version">24.04</text:user-field-get></text:span></text:span><text:span text:style-name="Strong_20_Emphasis"><text:span text:style-name="T128"><text:s/></text:span></text:span><text:span text:style-name="Strong_20_Emphasis"><text:span text:style-name="T130">LTS </text:span></text:span><text:span text:style-name="Strong_20_Emphasis"><text:span text:style-name="T123">CD</text:span></text:span><text:span text:style-name="Strong_20_Emphasis"><text:span text:style-name="T125">-beeldbestand</text:span></text:span><text:span text:style-name="Strong_20_Emphasis"><text:span text:style-name="T119"> </text:span></text:span><text:span text:style-name="Strong_20_Emphasis"><text:span text:style-name="T120">(.iso) </text:span></text:span><text:span text:style-name="Strong_20_Emphasis"><text:span text:style-name="T119">vanaf </text:span></text:span><text:a xlink:type="simple" xlink:href="https://ubuntu.com/download" text:style-name="Internet_20_link" text:visited-style-name="Visited_20_Internet_20_Link"><text:span text:style-name="Strong_20_Emphasis"><text:span text:style-name="T276">ubuntu.com/download</text:span></text:span></text:a><text:span text:style-name="Strong_20_Emphasis"><text:span text:style-name="T119">.</text:span></text:span><text:span text:style-name="Strong_20_Emphasis"><text:span text:style-name="T121"><text:line-break/>De </text:span></text:span><text:span text:style-name="Strong_20_Emphasis"><text:span text:style-name="T124">ver</text:span></text:span><text:span text:style-name="Strong_20_Emphasis"><text:span text:style-name="T121">volgstappen staan beschreven in </text:span></text:span><text:span text:style-name="Strong_20_Emphasis"><text:span text:style-name="T129">Linux informatie</text:span></text:span><text:span text:style-name="Strong_20_Emphasis"><text:span text:style-name="T121">, te vinden op </text:span></text:span><text:a xlink:type="simple" xlink:href="https://karelzimmer.nl/" text:style-name="Internet_20_link" text:visited-style-name="Visited_20_Internet_20_Link"><text:span text:style-name="Strong_20_Emphasis"><text:span text:style-name="T275">karelzimmer.nl</text:span></text:span></text:a><text:span text:style-name="Strong_20_Emphasis"><text:span text:style-name="T121">, onder </text:span></text:span><text:span text:style-name="Strong_20_Emphasis"><text:span text:style-name="T129">Linux</text:span></text:span><text:span text:style-name="Strong_20_Emphasis"><text:span text:style-name="T121">.</text:span></text:span></text:p></text:note-body></text:note></text:span><text:span text:style-name="T113">.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20"><text:span text:style-name="Strong_20_Emphasis"><text:span text:style-name="T80">Selecteer</text:span></text:span><text:span text:style-name="Strong_20_Emphasis"><text:span text:style-name="T47"> </text:span></text:span><text:span text:style-name="Strong_20_Emphasis"><text:span text:style-name="T101">Try or Install Ubuntu</text:span></text:span><text:span text:style-name="Strong_20_Emphasis"><text:span text:style-name="T45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16"><text:span text:style-name="Strong_20_Emphasis"><text:span text:style-name="T37">V</text:span></text:span><text:span text:style-name="Strong_20_Emphasis"><text:span text:style-name="T38">olg de aanwijzingen </text:span></text:span><text:span text:style-name="Strong_20_Emphasis"><text:span text:style-name="T39">op de </text:span></text:span><text:span text:style-name="Strong_20_Emphasis"><text:span text:style-name="T40">installatie</text:span></text:span><text:span text:style-name="Strong_20_Emphasis"><text:span text:style-name="T39">schermen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5"/>
          </table:table-cell>
          <table:table-cell table:style-name="_32_._5f_Installatie_5f_uitvoeren.C3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115"><draw:control text:anchor-type="as-char" draw:z-index="7" draw:name="Vorm 6" draw:style-name="gr1" draw:text-style-name="P9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204">Kies</text:span><text:span text:style-name="T205"> </text:span><text:span text:style-name="T208">Nederlands</text:span><text:span text:style-name="T205"> en klik</text:span><text:span text:style-name="T206"> </text:span><text:span text:style-name="T205">op</text:span><text:span text:style-name="T204"> </text:span><text:span text:style-name="T201">Next</text:span><text:span text:style-name="T204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4" draw:name="Vorm 10" draw:style-name="gr1" draw:text-style-name="P92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9">Bij</text:span><text:span text:style-name="T222"> </text:span><text:span text:style-name="Strong_20_Emphasis"><text:span text:style-name="T232">Kies uw toetsenbordindeling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81">Kies <text:span text:style-name="T305">Engels VS</text:span> en <text:span text:style-name="Strong_20_Emphasis">Engels (VS, internationaal, met doede toetsen)</text:span>.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25" draw:name="Vorm 11" draw:style-name="gr1" draw:text-style-name="P92" svg:width="0.35cm" svg:height="0.35cm" draw:control="control24"/></text:span></text:span></text:p>
          </table:table-cell>
          <table:table-cell table:style-name="_32_._5f_Installatie_5f_uitvoeren.C7" office:value-type="string">
            <text:p text:style-name="P10"><text:span text:style-name="T229">Bij</text:span><text:span text:style-name="T222"> </text:span><text:span text:style-name="Strong_20_Emphasis"><text:span text:style-name="T233">What apps would you like to install to start with?</text:span></text:span><text:span text:style-name="Strong_20_Emphasis"><text:span text:style-name="T218"> kies </text:span></text:span><text:span text:style-name="Strong_20_Emphasis"><text:span text:style-name="T233">Extended selection</text:span></text:span><text:span text:style-name="Strong_20_Emphasis"><text:span text:style-name="T218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7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50"><draw:control text:anchor-type="as-char" draw:z-index="6" draw:name="Vorm 1" draw:style-name="gr1" draw:text-style-name="P92" svg:width="0.35cm" svg:height="0.35cm" draw:control="control5"/></text:span></text:span></text:p>
          </table:table-cell>
          <table:table-cell table:style-name="_32_._5f_Installatie_5f_uitvoeren.C13" office:value-type="string">
            <text:p text:style-name="P10"><text:span text:style-name="T229">Bij</text:span><text:span text:style-name="T222"> </text:span><text:span text:style-name="Strong_20_Emphasis"><text:span text:style-name="T230">Create your account</text:span></text:span><text:span text:style-name="T222">: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11"><text:span text:style-name="T228">V</text:span><text:span text:style-name="T223">ul </text:span><text:span text:style-name="T224">in </text:span><text:span text:style-name="Strong_20_Emphasis"><text:span text:style-name="T230">Your</text:span></text:span><text:span text:style-name="Strong_20_Emphasis"><text:span text:style-name="T225"> n</text:span></text:span><text:span text:style-name="Strong_20_Emphasis"><text:span text:style-name="T226">am</text:span></text:span><text:span text:style-name="Strong_20_Emphasis"><text:span text:style-name="T230">e</text:span></text:span><text:span text:style-name="Strong_20_Emphasis"><text:span text:style-name="T214"> </text:span></text:span><text:span text:style-name="Definition"><text:span text:style-name="T4">gebruiker</text:span></text:span><text:span text:style-name="Strong_20_Emphasis"><text:span text:style-name="T215">, <text:line-break/></text:span></text:span><text:span text:style-name="Strong_20_Emphasis"><text:span text:style-name="T230">You</text:span></text:span><text:span text:style-name="Strong_20_Emphasis"><text:span text:style-name="T236">r</text:span></text:span><text:span text:style-name="Strong_20_Emphasis"><text:span text:style-name="T225"> </text:span></text:span><text:span text:style-name="Strong_20_Emphasis"><text:span text:style-name="T227">computer</text:span></text:span><text:span text:style-name="Strong_20_Emphasis"><text:span text:style-name="T235">'s </text:span></text:span><text:span text:style-name="Strong_20_Emphasis"><text:span text:style-name="T234">name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4">,<text:line-break/></text:span></text:span><text:span text:style-name="Strong_20_Emphasis"><text:span text:style-name="T231">Your username</text:span></text:span><text:span text:style-name="Strong_20_Emphasis"><text:span text:style-name="T214"> </text:span></text:span><text:span text:style-name="Definition"><text:span text:style-name="T4">gebruikersnaam</text:span></text:span><text:span text:style-name="Strong_20_Emphasis"><text:span text:style-name="T214">, </text:span></text:span><text:span text:style-name="Strong_20_Emphasis"><text:span text:style-name="T217">en</text:span></text:span><text:span text:style-name="Strong_20_Emphasis"><text:span text:style-name="T214"><text:line-break/></text:span></text:span><text:span text:style-name="Strong_20_Emphasis"><text:span text:style-name="T216">g</text:span></text:span><text:span text:style-name="Strong_20_Emphasis"><text:span text:style-name="T213">eef tweemaal een </text:span></text:span><text:span text:style-name="Strong_20_Emphasis"><text:span text:style-name="T221">wachtwoord</text:span></text:span><text:span text:style-name="Strong_20_Emphasis"><text:span text:style-name="T213">.</text:span></text:span></text:p>
          </table:table-cell>
        </table:table-row>
      </table:table>
      <text:p text:style-name="P43"><text:span text:style-name="Strong_20_Emphasis"><text:span text:style-name="T87"/></text:span></text:p>
      <text:list text:continue-numbering="true" text:style-name="L1">
        <text:list-item>
          <text:p text:style-name="P86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4"><text:span text:style-name="Strong_20_Emphasis"><text:span text:style-name="T4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85"><draw:control text:anchor-type="as-char" draw:z-index="3" draw:name="Vorm24" draw:style-name="gr1" draw:text-style-name="P9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6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2" office:value-type="string">
            <text:p text:style-name="P66"><text:span text:style-name="Strong_20_Emphasis"><text:span text:style-name="T88"/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34"><text:span text:style-name="Strong_20_Emphasis"><text:span text:style-name="T84"><draw:control text:anchor-type="as-char" draw:z-index="10" draw:name="Vorm13_1" draw:style-name="gr1" draw:text-style-name="P92" svg:width="0.35cm" svg:height="0.35cm" draw:control="control9"/></text:span></text:span></text:p>
          </table:table-cell>
          <table:table-cell table:style-name="_33_._5f_Installatie_5f_afronden.C3" office:value-type="string">
            <text:p text:style-name="P19"><text:span text:style-name="Strong_20_Emphasis"><text:span text:style-name="T27">V</text:span></text:span><text:span text:style-name="Strong_20_Emphasis"><text:span text:style-name="T28">olg de aanwijzingen </text:span></text:span><text:span text:style-name="Strong_20_Emphasis"><text:span text:style-name="T29">op de </text:span></text:span><text:span text:style-name="Strong_20_Emphasis"><text:span text:style-name="T30">welkomst</text:span></text:span><text:span text:style-name="Strong_20_Emphasis"><text:span text:style-name="T29">schermen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55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0" draw:name="Vorm 5" draw:style-name="gr1" draw:text-style-name="P92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6"><text:span text:style-name="Strong_20_Emphasis"><text:span text:style-name="T78">D</text:span></text:span><text:span text:style-name="Strong_20_Emphasis"><text:span text:style-name="T69">ruk</text:span></text:span><text:span text:style-name="Strong_20_Emphasis"><text:span text:style-name="T57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4"><text:note text:id="ftn7" text:note-class="footnote"><text:note-citation>1</text:note-citation><text:note-body><text:p text:style-name="P42"><text:span text:style-name="T168">De </text:span><text:span text:style-name="T212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5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0">Terminalvenster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0"/></text:span></text:p>
          </table:table-cell>
          <table:table-cell table:style-name="_33_._5f_Installatie_5f_afronden.C6" office:value-type="string">
            <text:p text:style-name="P74"><text:span text:style-name="T5">Typ</text:span><text:span text:style-name="Strong_20_Emphasis"><text:span text:style-name="T52"> de</text:span></text:span><text:span text:style-name="Strong_20_Emphasis"><text:span text:style-name="T71">z</text:span></text:span><text:span text:style-name="Strong_20_Emphasis"><text:span text:style-name="T52">e </text:span></text:span><text:span text:style-name="Strong_20_Emphasis"><text:span text:style-name="T54">twee </text:span></text:span><text:span text:style-name="Strong_20_Emphasis"><text:span text:style-name="T52">opdrachten, ieder gevolgd door de </text:span></text:span><text:span text:style-name="Strong_20_Emphasis"><text:span text:style-name="T153">Enter</text:span></text:span><text:span text:style-name="Strong_20_Emphasis"><text:span text:style-name="T51">-toets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80"><text:span text:style-name="User_20_Entry"><text:span text:style-name="T26">wget karelzimmer.nl/</text:span></text:span><text:span text:style-name="User_20_Entry"><text:span text:style-name="T155">getkz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8" office:value-type="string">
            <text:p text:style-name="P80"><text:span text:style-name="User_20_Entry"><text:span text:style-name="T26">bash </text:span></text:span><text:span text:style-name="User_20_Entry"><text:span text:style-name="T155">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9" office:value-type="string">
            <text:p text:style-name="P52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0" office:value-type="string">
            <text:p text:style-name="P36"/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4"><text:span text:style-name="Strong_20_Emphasis"><text:span text:style-name="T85"><draw:control text:anchor-type="as-char" draw:z-index="21" draw:name="Vorm 7" draw:style-name="gr1" draw:text-style-name="P92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75"><text:span text:style-name="Strong_20_Emphasis"><text:span text:style-name="T78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-ref text:note-class="footnote" text:reference-format="text" text:ref-name="ftn7">1</text:note-ref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50"/></text:span></text:p>
          </table:table-cell>
          <table:table-cell table:style-name="_33_._5f_Installatie_5f_afronden.C12" office:value-type="string">
            <text:p text:style-name="P69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6">.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50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44"><text:span text:style-name="Strong_20_Emphasis"><text:span text:style-name="T46"><text:tab/></text:span></text:span></text:p>
      <text:p text:style-name="P45"><text:span text:style-name="Strong_20_Emphasis"><text:span text:style-name="T66"/></text:span></text:p>
      <text:p text:style-name="P46"><text:span text:style-name="Strong_20_Emphasis"><text:span text:style-name="T56"/></text:span></text:p>
      <text:list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4" draw:name="Vorm40_0" draw:style-name="gr1" draw:text-style-name="P92" svg:width="0.35cm" svg:height="0.35cm" draw:control="control3"/></text:span></text:span></text:p>
          </table:table-cell>
          <table:table-cell table:style-name="Tabel2.A1" office:value-type="string">
            <text:p text:style-name="P62"><text:span text:style-name="Strong_20_Emphasis"><text:span text:style-name="T85"><draw:control text:anchor-type="as-char" draw:z-index="9" draw:name="Vorm40_ 1" draw:style-name="gr1" draw:text-style-name="P92" svg:width="0.35cm" svg:height="0.35cm" draw:control="control8"/></text:span></text:span></text:p>
          </table:table-cell>
          <table:table-cell table:style-name="Tabel2.D1" office:value-type="string">
            <text:p text:style-name="P15"><text:span text:style-name="Strong_20_Emphasis"><text:span text:style-name="T46">Aanmelden als </text:span></text:span><text:span text:style-name="Definition"><text:span text:style-name="T10">gebruiker</text:span></text:span><text:span text:style-name="Strong_20_Emphasis"><text:span text:style-name="T74"><text:note text:id="ftn8" text:note-class="footnote"><text:note-citation>1</text:note-citation><text:note-body><text:p text:style-name="P54"><text:span text:style-name="User_20_Entry"><text:span text:style-name="T149">E</text:span></text:span><text:span text:style-name="User_20_Entry"><text:span text:style-name="T151">ventuele extra </text:span></text:span><text:span text:style-name="Definition"><text:span text:style-name="T299">gebruiker</text:span></text:span><text:span text:style-name="User_20_Entry"><text:span text:style-name="T150">s</text:span></text:span><text:span text:style-name="User_20_Entry"><text:span text:style-name="T151"> aanmelden en dezelfde stappen uitvoeren.</text:span></text:span></text:p></text:note-body></text:note>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5"><text:span text:style-name="Strong_20_Emphasis"><text:span text:style-name="T84"><draw:control text:anchor-type="as-char" draw:z-index="11" draw:name="Vorm13_ 1" draw:style-name="gr1" draw:text-style-name="P92" svg:width="0.35cm" svg:height="0.35cm" draw:control="control10"/></text:span></text:span></text:p>
          </table:table-cell>
          <table:table-cell table:style-name="Tabel2.D2" office:value-type="string">
            <text:p text:style-name="P24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2" draw:name="Vorm 8" draw:style-name="gr1" draw:text-style-name="P92" svg:width="0.35cm" svg:height="0.35cm" draw:control="control21"/></text:span></text:span></text:p>
          </table:table-cell>
          <table:table-cell table:style-name="Tabel2.A1" office:value-type="string">
            <text:p text:style-name="P65"><text:span text:style-name="Strong_20_Emphasis"><text:span text:style-name="T85"><draw:control text:anchor-type="as-char" draw:z-index="23" draw:name="Vorm 9" draw:style-name="gr1" draw:text-style-name="P92" svg:width="0.35cm" svg:height="0.35cm" draw:control="control22"/></text:span></text:span></text:p>
          </table:table-cell>
          <table:table-cell table:style-name="Tabel2.D5" office:value-type="string">
            <text:p text:style-name="P21"><text:span text:style-name="Strong_20_Emphasis"><text:span text:style-name="T79">D</text:span></text:span><text:span text:style-name="Strong_20_Emphasis"><text:span text:style-name="T73">ruk</text:span></text:span><text:span text:style-name="Strong_20_Emphasis"><text:span text:style-name="T72"> op</text:span></text:span><text:span text:style-name="Strong_20_Emphasis"><text:span text:style-name="T70"> de </text:span></text:span><text:span text:style-name="Strong_20_Emphasis"><text:span text:style-name="T152">Super</text:span></text:span><text:span text:style-name="Strong_20_Emphasis"><text:span text:style-name="T70">-toets</text:span></text:span><text:span text:style-name="Strong_20_Emphasis"><text:span text:style-name="T42"><text:note text:id="ftn9" text:note-class="footnote"><text:note-citation>2</text:note-citation><text:note-body><text:p text:style-name="P41"><text:span text:style-name="T168">De </text:span><text:span text:style-name="T212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7">, </text:span></text:span><text:span text:style-name="Strong_20_Emphasis"><text:span text:style-name="T67">t</text:span></text:span><text:span text:style-name="Strong_20_Emphasis"><text:span text:style-name="T61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62"> </text:span></text:span><text:span text:style-name="Strong_20_Emphasis"><text:span text:style-name="T68">e</text:span></text:span><text:span text:style-name="Strong_20_Emphasis"><text:span text:style-name="T51">n </text:span></text:span><text:span text:style-name="Strong_20_Emphasis"><text:span text:style-name="T64">k</text:span></text:span><text:span text:style-name="Strong_20_Emphasis"><text:span text:style-name="T51">lik op het pictogram van </text:span></text:span><text:span text:style-name="Strong_20_Emphasis"><text:span text:style-name="T104">Installatiem</text:span></text:span><text:span text:style-name="Strong_20_Emphasis"><text:span text:style-name="T105">enu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20"><text:span text:style-name="Strong_20_Emphasis"><text:span text:style-name="T80">Selecteer</text:span></text:span><text:span text:style-name="Strong_20_Emphasis"><text:span text:style-name="T65"> </text:span></text:span><text:span text:style-name="Strong_20_Emphasis"><text:span text:style-name="T107">4</text:span></text:span><text:span text:style-name="Strong_20_Emphasis"><text:span text:style-name="T91"> </text:span></text:span><text:span text:style-name="Strong_20_Emphasis"><text:span text:style-name="T82">Gebruiker inrichten</text:span></text:span><text:span text:style-name="Strong_20_Emphasis"><text:span text:style-name="T76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7" office:value-type="string">
            <text:p text:style-name="P51"><text:span text:style-name="T3">V</text:span><text:span text:style-name="Strong_20_Emphasis"><text:span text:style-name="T55">olg </text:span></text:span><text:span text:style-name="Strong_20_Emphasis"><text:span text:style-name="T56">de aanwijzingen op het scherm.</text:span></text:span></text:p>
          </table:table-cell>
        </table:table-row>
      </table:table>
      <text:p text:style-name="P14"><text:span text:style-name="Strong_20_Emphasis"><text:span text:style-name="T75"/></text:span></text:p>
      <text:p text:style-name="P37"/>
      <text:p text:style-name="P38"><text:span text:style-name="T162">E</text:span><text:span text:style-name="T163">inde c</text:span><text:span text:style-name="T164">hecklist, </text:span><text:span text:style-name="T165">d</text:span><text:span text:style-name="T164">e installatie van </text:span><text:span text:style-name="Strong_20_Emphasis"><text:span text:style-name="T178"><text:user-field-get text:name="Distro">Ubuntu</text:user-field-get></text:span></text:span><text:span text:style-name="T166"><text:s/></text:span><text:span text:style-name="T167"><text:user-field-get text:name="Version">24.04</text:user-field-get></text:span><text:span text:style-name="T167"><text:s/></text:span><text:span text:style-name="Strong_20_Emphasis"><text:span text:style-name="T179">Desktop</text:span></text:span><text:span text:style-name="Strong_20_Emphasis"><text:span text:style-name="T108"> </text:span></text:span><text:span text:style-name="T164">is voltooid.</text:span></text:p>
      <text:p text:style-name="P8"/>
      <text:list text:style-name="L2">
        <text:list-header>
          <text:p text:style-name="P90"><text:span text:style-name="Emphasis"><text:span text:style-name="T29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4">Karel Zimmer</text:span></text:span></text:a><text:span text:style-name="Emphasis"><text:span text:style-name="T295">.</text:span></text:span></text:p>
          <text:p text:style-name="P91"><text:span text:style-name="Emphasis"><text:span text:style-name="T297">Licentie </text:span></text:span><text:span text:style-name="Emphasis"><text:span text:style-name="T295">C</text:span></text:span><text:span text:style-name="Emphasis"><text:span text:style-name="T296">C0</text:span></text:span><text:span text:style-name="Emphasis"><text:span text:style-name="T295"> 1.0 </text:span></text:span><text:span text:style-name="Emphasis"><text:span text:style-name="T292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2"><text:s/></text:span></text:span><text:span text:style-name="Emphasis"><text:span text:style-name="T292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2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4-09-21T10:30:56.802248605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0:56.672819823</dc:date>
    <meta:keyword>Installatie</meta:keyword>
    <meta:keyword>Checklist</meta:keyword>
    <meta:keyword>Linux</meta:keyword>
    <meta:editing-cycles>6913</meta:editing-cycles>
    <meta:editing-duration>P12DT9H5M22S</meta:editing-duration>
    <dc:creator>Karel Zimmer</dc:creator>
    <meta:printed-by>Karel Zimmer</meta:printed-by>
    <meta:print-date>2024-05-16T11:06:54.676993876</meta:print-date>
    <meta:document-statistic meta:table-count="4" meta:image-count="2" meta:object-count="0" meta:page-count="4" meta:paragraph-count="82" meta:word-count="509" meta:character-count="3621" meta:non-whitespace-character-count="3143"/>
    <meta:user-defined meta:name="Info 1"/>
    <meta:user-defined meta:name="Info 2"/>
    <meta:user-defined meta:name="Info 3"/>
    <meta:user-defined meta:name="Info 4"/>
  </office:meta>
</office:document-meta>
</file>